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4814" draw:opacity="37%" draw:textarea-horizontal-align="justify" draw:textarea-vertical-align="middle" draw:auto-grow-height="false" draw:shadow-opacity="37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1.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1.39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996633" draw:textarea-horizontal-align="left" draw:auto-grow-height="true" draw:auto-grow-width="false" fo:min-height="0.839cm" fo:min-width="1.394cm"/>
    </style:style>
    <style:style style:name="gr10" style:family="graphic" style:parent-style-name="standard">
      <style:graphic-properties draw:fill="solid" draw:fill-color="#cccc99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0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0.033cm" svg:height="8.239cm" svg:x="10.525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5.842cm" svg:height="7.747cm" svg:x="1.254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445cm" svg:height="2.032cm" svg:x="1.889cm" svg:y="7.073cm">
          <text:p text:style-name="P1">Exec/Stop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4.572cm" svg:height="4.572cm" svg:x="1.762cm" svg:y="2.12cm">
          <text:p text:style-name="P1">Feedback<text:line-break/>visualization</text:p>
          <draw:enhanced-geometry svg:viewBox="0 0 21600 21600" draw:type="rectangle" draw:enhanced-path="M 0 0 L 21600 0 21600 21600 0 21600 0 0 Z N"/>
        </draw:custom-shape>
        <draw:frame draw:style-name="gr5" xml:id="id1" draw:id="id1" draw:layer="layout" svg:width="3.004cm" svg:height="0.962cm" svg:x="13.998cm" svg:y="1.619cm">
          <draw:text-box>
            <text:p>QThread</text:p>
          </draw:text-box>
        </draw:frame>
        <draw:custom-shape draw:style-name="gr2" draw:text-style-name="P1" draw:layer="layout" svg:width="9.017cm" svg:height="5.864cm" svg:x="11.033cm" svg:y="3.1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xml:id="id2" draw:id="id2" draw:layer="layout" svg:width="2.83cm" svg:height="0.962cm" svg:x="14.299cm" svg:y="3.562cm">
          <draw:text-box>
            <text:p>QObject</text:p>
          </draw:text-box>
        </draw:frame>
        <draw:connector draw:style-name="gr7" draw:text-style-name="P1" draw:layer="layout" draw:type="curve" svg:x1="13.998cm" svg:y1="2.1cm" svg:x2="14.299cm" svg:y2="4.043cm" draw:start-shape="id1" draw:start-glue-point="3" draw:end-shape="id2" draw:end-glue-point="3" svg:d="M13998 2100c-750 0-900 1943 301 1943" svg:viewBox="0 0 884 1944">
          <text:p/>
        </draw:connector>
        <draw:connector draw:style-name="gr7" draw:text-style-name="P1" draw:layer="layout" draw:type="curve" svg:x1="17.129cm" svg:y1="4.043cm" svg:x2="17.002cm" svg:y2="2.1cm" draw:start-shape="id2" draw:end-shape="id1" svg:d="M17129 4043c750 0 813-1943-127-1943" svg:viewBox="0 0 698 1944">
          <text:p/>
        </draw:connector>
        <draw:custom-shape draw:style-name="gr8" draw:text-style-name="P1" xml:id="id3" draw:id="id3" draw:layer="layout" svg:width="3.175cm" svg:height="2.413cm" svg:x="1.508cm" svg:y="11.763cm">
          <draw:glue-point draw:id="8" svg:x="-2.3cm" svg:y="5.002cm"/>
          <draw:glue-point draw:id="9" svg:x="1.844cm" svg:y="5.002cm"/>
          <text:p text:style-name="P1">Bash<text:line-break/>(detached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xml:id="id7" draw:id="id7" draw:layer="layout" svg:width="3.937cm" svg:height="1.673cm" svg:x="11.541cm" svg:y="6.556cm">
          <draw:text-box>
            <text:p>QProcess</text:p>
            <text:p>(detached)</text:p>
          </draw:text-box>
          <draw:glue-point draw:id="4" svg:x="-3.385cm" svg:y="4.871cm" draw:escape-direction="down"/>
          <draw:glue-point draw:id="5" svg:x="-1.772cm" svg:y="4.871cm" draw:escape-direction="down"/>
          <draw:glue-point draw:id="6" svg:x="1.775cm" svg:y="4.871cm" draw:escape-direction="down"/>
          <draw:glue-point draw:id="7" svg:x="3.388cm" svg:y="4.871cm" draw:escape-direction="down"/>
        </draw:frame>
        <draw:custom-shape draw:style-name="gr10" draw:text-style-name="P2" xml:id="id4" draw:id="id4" draw:layer="layout" svg:width="3.429cm" svg:height="3.039cm" svg:x="2.778cm" svg:y="23.726cm">
          <text:p text:style-name="P2"><text:span text:style-name="T1">.proc:</text:span><text:line-break/><text:line-break/>ROS_PID<text:line-break/>exit cod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3" draw:layer="layout" draw:type="curve" svg:x1="2.365cm" svg:y1="14.175cm" svg:x2="4.492cm" svg:y2="23.726cm" draw:start-shape="id3" draw:start-glue-point="8" draw:end-shape="id4" svg:d="M2365 14175c0 7164 2127 2389 2127 9551" svg:viewBox="0 0 2128 9552">
          <text:list text:style-name="L1">
            <text:list-item>
              <text:p text:style-name="P1"><text:span text:style-name="T2">Write ROS process</text:span><text:span text:style-name="T2"><text:line-break/></text:span><text:span text:style-name="T2">PID to .proc file</text:span></text:p>
            </text:list-item>
            <text:list-item>
              <text:p text:style-name="P1"><text:span text:style-name="T2">Write ROS process</text:span><text:span text:style-name="T2"><text:line-break/></text:span><text:span text:style-name="T2">exit code to .proc file</text:span></text:p>
            </text:list-item>
          </text:list>
        </draw:connector>
        <draw:custom-shape draw:style-name="gr12" draw:text-style-name="P1" xml:id="id5" draw:id="id5" draw:layer="layout" svg:width="4.318cm" svg:height="3.937cm" svg:x="6.969cm" svg:y="14.827cm">
          <draw:glue-point draw:id="10" svg:x="0.882cm" svg:y="-3.385cm"/>
          <draw:glue-point draw:id="11" svg:x="3.529cm" svg:y="2.42cm"/>
          <text:p text:style-name="P1">ROS</text:p>
          <text:p text:style-name="P1">proces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type="curve" svg:x1="3.68cm" svg:y1="14.175cm" svg:x2="9.128cm" svg:y2="14.827cm" draw:start-shape="id3" draw:start-glue-point="9" draw:end-shape="id5" draw:end-glue-point="4" svg:d="M3680 14175c0 753 2146 502 2146 326s3302-427 3302 326" svg:viewBox="0 0 5449 653">
          <text:p text:style-name="P1"><text:span text:style-name="T2">Wait</text:span></text:p>
          <text:p text:style-name="P1"><text:span text:style-name="T2"/></text:p>
        </draw:connector>
        <draw:connector draw:style-name="gr7" draw:text-style-name="P2" draw:layer="layout" draw:type="curve" svg:x1="15.859cm" svg:y1="18.573cm" svg:x2="10.208cm" svg:y2="16.796cm" draw:start-shape="id6" draw:end-shape="id5" draw:end-glue-point="9" svg:d="M15859 18573c-3427 0-602-1777-5651-1777" svg:viewBox="0 0 5652 1778">
          <text:p/>
        </draw:connector>
        <draw:connector draw:style-name="gr11" draw:text-style-name="P1" draw:layer="layout" draw:type="curve" svg:x1="12.177cm" svg:y1="8.206cm" svg:x2="3.096cm" svg:y2="11.763cm" draw:start-shape="id7" draw:start-glue-point="4" draw:end-shape="id3" draw:end-glue-point="4" svg:d="M12177 8206c0 2683-9081 905-9081 3557" svg:viewBox="0 0 9082 3558">
          <text:p text:style-name="P1"><text:span text:style-name="T2">Start</text:span><text:span text:style-name="T2"><text:line-break/></text:span><text:span text:style-name="T2">Stop (</text:span><text:span text:style-name="T3">kill -SIGINT BASH_PID</text:span><text:span text:style-name="T4">)</text:span></text:p>
        </draw:connector>
        <draw:custom-shape draw:style-name="gr8" draw:text-style-name="P4" xml:id="id6" draw:id="id6" draw:layer="layout" svg:width="4.826cm" svg:height="1.651cm" svg:x="15.859cm" svg:y="17.748cm">
          <text:p text:style-name="P4"><text:span text:style-name="T5">kill -0 ROS_PI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3" draw:text-style-name="P1" draw:layer="layout" draw:type="curve" svg:x1="11.287cm" svg:y1="18.764cm" svg:x2="18.716cm" svg:y2="6.953cm" draw:start-shape="id5" draw:start-glue-point="8" draw:end-shape="id8" draw:end-glue-point="2" svg:d="M11287 18764c4953 0 7429-3937 7429-11811" svg:viewBox="0 0 7430 11812">
          <text:p/>
        </draw:connector>
        <draw:connector draw:style-name="gr7" draw:text-style-name="P1" draw:layer="layout" draw:type="curve" svg:x1="19.099cm" svg:y1="6.952cm" svg:x2="18.272cm" svg:y2="17.748cm" draw:start-shape="id8" draw:start-glue-point="5" draw:end-shape="id6" draw:end-glue-point="4" svg:d="M19099 6952c0 8097-827 2699-827 10796" svg:viewBox="0 0 828 10797">
          <text:p/>
        </draw:connector>
        <draw:frame draw:style-name="gr14" draw:text-style-name="P5" draw:layer="layout" svg:width="3.618cm" svg:height="0.806cm" svg:x="17.002cm" svg:y="14.954cm">
          <draw:text-box>
            <text:p text:style-name="P2"><text:span text:style-name="T2">Init monitoring</text:span></text:p>
          </draw:text-box>
        </draw:frame>
        <draw:frame draw:style-name="gr14" draw:text-style-name="P5" draw:layer="layout" svg:width="2.771cm" svg:height="0.806cm" svg:x="14.462cm" svg:y="16.053cm">
          <draw:text-box>
            <text:p text:style-name="P2"><text:span text:style-name="T2">Get status</text:span></text:p>
          </draw:text-box>
        </draw:frame>
        <draw:frame draw:style-name="gr15" draw:text-style-name="P3" draw:layer="layout" svg:width="3.457cm" svg:height="1.361cm" svg:x="7.223cm" svg:y="7.191cm">
          <draw:text-box>
            <text:p text:style-name="P1"><text:span text:style-name="T2">Run/stop</text:span><text:span text:style-name="T2"><text:line-break/></text:span><text:span text:style-name="T2">ROS process</text:span></text:p>
          </draw:text-box>
        </draw:frame>
        <draw:frame draw:style-name="gr9" xml:id="id8" draw:id="id8" draw:layer="layout" svg:width="1.397cm" svg:height="1.089cm" svg:x="18.018cm" svg:y="5.864cm">
          <draw:text-box>
            <text:p>kill</text:p>
          </draw:text-box>
          <draw:glue-point draw:id="4" svg:x="-2.418cm" svg:y="5.002cm"/>
          <draw:glue-point draw:id="5" svg:x="2.743cm" svg:y="5.002cm"/>
        </draw:frame>
        <draw:g>
          <draw:frame draw:style-name="gr14" draw:text-style-name="P5" draw:layer="layout" svg:width="5.095cm" svg:height="1.361cm" svg:x="7.096cm" svg:y="3.544cm">
            <draw:text-box>
              <text:p><text:span text:style-name="T2">UI feedback for state</text:span><text:span text:style-name="T2"><text:line-break/></text:span><text:span text:style-name="T2">of ROS process</text:span></text:p>
            </draw:text-box>
          </draw:frame>
          <draw:connector draw:style-name="gr7" draw:text-style-name="P1" draw:layer="layout" draw:type="curve" svg:x1="18.018cm" svg:y1="6.408cm" svg:x2="6.334cm" svg:y2="4.406cm" draw:start-shape="id8" draw:start-glue-point="3" draw:end-shape="id9" svg:d="M18018 6408c-8761 0-2920-2002-11684-2002" svg:viewBox="0 0 11685 2003">
            <text:p/>
          </draw:connector>
        </draw:g>
        <draw:connector draw:style-name="gr7" draw:text-style-name="P1" draw:layer="layout" draw:type="curve" svg:x1="6.334cm" svg:y1="8.089cm" svg:x2="11.541cm" svg:y2="7.392cm" draw:start-shape="id10" draw:start-glue-point="1" draw:end-shape="id7" draw:end-glue-point="3" svg:d="M6334 8089c3906 0 1303-697 5207-697" svg:viewBox="0 0 5208 698">
          <text:p/>
        </draw:connector>
        <draw:custom-shape draw:style-name="gr10" draw:text-style-name="P6" xml:id="id13" draw:id="id13" draw:layer="layout" svg:width="3.429cm" svg:height="3.039cm" svg:x="13.446cm" svg:y="11.779cm">
          <text:p text:style-name="P2"><text:span text:style-name="T6">.bash:</text:span><text:span text:style-name="T6"><text:line-break/></text:span><text:span text:style-name="T6"><text:line-break/></text:span><text:span text:style-name="T7">BASH_PI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" draw:layer="layout" draw:type="line" svg:x1="7.096cm" svg:y1="5.603cm" svg:x2="10.525cm" svg:y2="5.627cm" draw:start-shape="id11" draw:start-glue-point="1" draw:end-shape="id12" draw:end-glue-point="3" svg:d="M7096 5603l3429 24" svg:viewBox="0 0 3430 25">
          <text:p/>
        </draw:connector>
        <draw:connector draw:style-name="gr17" draw:text-style-name="P3" draw:layer="layout" draw:type="curve" svg:x1="15.161cm" svg:y1="11.779cm" svg:x2="14.842cm" svg:y2="8.206cm" draw:start-shape="id13" draw:start-glue-point="4" draw:end-shape="id7" draw:end-glue-point="7" svg:d="M15161 11779c0-2664-319-878-319-3573" svg:viewBox="0 0 320 3574">
          <text:p text:style-name="P1"><text:span text:style-name="T2"><text:line-break/></text:span><text:span text:style-name="T2">Create/</text:span><text:span text:style-name="T2"><text:line-break/></text:span><text:span text:style-name="T2">write BASH process</text:span><text:span text:style-name="T2"><text:line-break/></text:span><text:span text:style-name="T2">PID to .bash/</text:span><text:span text:style-name="T2"><text:line-break/></text:span><text:span text:style-name="T2">read/delete</text:span></text:p>
        </draw:connector>
        <draw:connector draw:style-name="gr16" draw:text-style-name="P1" draw:layer="layout" draw:type="curve" svg:x1="13.509cm" svg:y1="8.229cm" svg:x2="6.207cm" svg:y2="25.246cm" draw:start-shape="id7" draw:start-glue-point="2" draw:end-shape="id4" draw:end-glue-point="7" svg:d="M13509 8229c0 11345-2434 17017-7302 17017" svg:viewBox="0 0 7303 17018">
          <text:p/>
        </draw:connector>
        <draw:connector draw:style-name="gr7" draw:text-style-name="P1" draw:layer="layout" draw:type="curve" svg:x1="8.048cm" svg:y1="16.796cm" svg:x2="3.096cm" svg:y2="14.176cm" draw:start-shape="id5" draw:start-glue-point="5" draw:end-shape="id3" draw:end-glue-point="6" svg:d="M8048 16796c-3302 0-4952-873-4952-2620" svg:viewBox="0 0 4953 2621">
          <text:p/>
        </draw:connector>
        <draw:frame draw:style-name="gr14" draw:text-style-name="P5" draw:layer="layout" svg:width="4.122cm" svg:height="0.806cm" svg:x="3.482cm" svg:y="16.208cm">
          <draw:text-box>
            <text:p><text:span text:style-name="T2">Return exit code</text:span></text:p>
          </draw:text-box>
        </draw:frame>
        <draw:frame draw:style-name="gr14" draw:text-style-name="P5" draw:layer="layout" svg:width="5.396cm" svg:height="1.361cm" svg:x="10.017cm" svg:y="22.26cm">
          <draw:text-box>
            <text:p text:style-name="P2"><text:span text:style-name="T2">Read PID &amp; exit code/</text:span><text:span text:style-name="T2"><text:line-break/></text:span><text:span text:style-name="T2">dele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5:14:44.750419513</meta:creation-date>
    <meta:generator>LibreOffice/4.2.8.2$Linux_X86_64 LibreOffice_project/420m0$Build-2</meta:generator>
    <dc:date>2016-01-26T16:30:41.215297653</dc:date>
    <meta:editing-duration>PT2H9M45S</meta:editing-duration>
    <meta:editing-cycles>33</meta:editing-cycles>
    <meta:document-statistic meta:object-count="35"/>
  </office:meta>
</office:document-meta>
</file>